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4"/>
          <table:table-cell office:value-type="string" calcext:value-type="string">
            <text:p>X 1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3"/>
          <table:table-cell office:value-type="string" calcext:value-type="string">
            <text:p>35,18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1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sta Rica^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10</text:p>
          </table:table-cell>
          <table:table-cell office:value-type="string" calcext:value-type="string">
            <text:p>8,8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.8" calcext:value-type="float">
            <text:p>138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10</text:p>
          </table:table-cell>
          <table:table-cell office:value-type="string" calcext:value-type="string">
            <text:p>12,8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icaragua*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1,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2,746</text:p>
          </table:table-cell>
          <table:table-cell office:value-type="float" office:value="235" calcext:value-type="float">
            <text:p>23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10</text:p>
          </table:table-cell>
          <table:table-cell office:value-type="string" calcext:value-type="string">
            <text:p>4,720</text:p>
          </table:table-cell>
          <table:table-cell office:value-type="string" calcext:value-type="string">
            <text:p>1,754</text:p>
          </table:table-cell>
          <table:table-cell/>
          <table:table-cell office:value-type="string" calcext:value-type="string">
            <text:p>2,600.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9" calcext:value-type="float">
            <text:p>16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56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37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205</text:p>
          </table:table-cell>
          <table:table-cell office:value-type="string" calcext:value-type="string">
            <text:p>1,8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143" calcext:value-type="float">
            <text:p>143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 9</text:p>
          </table:table-cell>
          <table:table-cell office:value-type="string" calcext:value-type="string">
            <text:p>128,085</text:p>
          </table:table-cell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1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28,228</text:p>
          </table:table-cell>
          <table:table-cell office:value-type="string" calcext:value-type="string">
            <text:p>1,39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9</text:p>
          </table:table-cell>
          <table:table-cell office:value-type="string" calcext:value-type="string">
            <text:p>2,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134" calcext:value-type="float">
            <text:p>134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,234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3" calcext:value-type="float">
            <text:p>131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2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23.9" calcext:value-type="float">
            <text:p>423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hamas+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4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9.5" calcext:value-type="float">
            <text:p>28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505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.1" calcext:value-type="float">
            <text:p>9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165,918</text:p>
          </table:table-cell>
          <table:table-cell office:value-type="string" calcext:value-type="string">
            <text:p>4,06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17.6" calcext:value-type="float">
            <text:p>17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64,34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1:03</meta:creation-date>
    <dc:date>2018-09-01T10:11:03</dc:date>
    <meta:generator>LibreOffice/5.1.6.2$Linux_X86_64 LibreOffice_project/10m0$Build-2</meta:generator>
    <meta:document-statistic meta:table-count="1" meta:cell-count="42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